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7.195cm" svg:y="0.073cm">
            <draw:object draw:notify-on-update-of-ranges="Hoja1.A2:Hoja1.A6 Hoja1.B2:Hoja1.B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9.727cm" svg:y="0.551cm">
            <draw:object draw:notify-on-update-of-ranges="Hoja1.H2:Hoja1.H8 Hoja1.I2:Hoja1.I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29.727cm" svg:y="11.388cm">
            <draw:object draw:notify-on-update-of-ranges="Hoja1.H26:Hoja1.H32 Hoja1.I26:Hoja1.I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STANCIA EN z</text:p>
          </table:table-cell>
          <table:table-cell office:value-type="string" calcext:value-type="string">
            <text:p>DISTANCIA REAL (CM)</text:p>
          </table:table-cell>
          <table:table-cell/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0.0702555128184" calcext:value-type="float">
            <text:p>0,070255512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-0.202588247838" calcext:value-type="float">
            <text:p>-0,202588247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0.117765589055" calcext:value-type="float">
            <text:p>0,117765589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-0.132055767504" calcext:value-type="float">
            <text:p>-0,1320557675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0.204658375149" calcext:value-type="float">
            <text:p>0,2046583751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-0.0869443208697" calcext:value-type="float">
            <text:p>-0,0869443209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0.26840672867" calcext:value-type="float">
            <text:p>0,2684067287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0.328571649621" calcext:value-type="float">
            <text:p>0,3285716496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table:style-name="ce3"/>
          <table:table-cell table:number-columns-repeated="3"/>
          <table:table-cell office:value-type="float" office:value="0.0647027204599" calcext:value-type="float">
            <text:p>0,0647027205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0.155087845408" calcext:value-type="float">
            <text:p>0,155087845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0.254860687026" calcext:value-type="float">
            <text:p>0,254860687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7"/>
          <table:table-cell office:value-type="float" office:value="0.180559653105" calcext:value-type="float">
            <text:p>0,180559653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.0982684449273" calcext:value-type="float">
            <text:p>0,0982684449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.0393586632239" calcext:value-type="float">
            <text:p>0,039358663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-0.0556903133859" calcext:value-type="float">
            <text:p>-0,055690313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-0.103817108089" calcext:value-type="float">
            <text:p>-0,103817108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-0.135700017032" calcext:value-type="float">
            <text:p>-0,135700017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00/00/0000</text:date>, <text:time style:data-style-name="N2" text:time-value="21:53:19.6079535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1:38:21.586636284</meta:creation-date>
    <dc:date>2022-06-08T21:56:10.543458898</dc:date>
    <meta:editing-duration>PT3M16S</meta:editing-duration>
    <meta:editing-cycles>5</meta:editing-cycles>
    <meta:generator>LibreOffice/4.2.8.2$Linux_X86_64 LibreOffice_project/420m0$Build-2</meta:generator>
    <meta:document-statistic meta:table-count="1" meta:cell-count="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Hoja1.H2:Hoja1.I8" svg:x="0.32cm" svg:y="0.18cm" svg:width="11.238cm" svg:height="8.64cm">
          <chartooo:coordinate-region svg:x="0.611cm" svg:y="0.379cm" svg:width="10.7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I2:Hoja1.I8" chart:class="chart:scatter">
            <chart:domain table:cell-range-address="Hoja1.H2:Hoja1.H8"/>
            <chart:regression-curve chart:style-name="ch7">
              <chart:equation chart:display-equation="true" chart:display-r-square="false" svg:x="6.398cm" svg:y="5.981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02588247838">
                <text:p>-0.202588247838</text:p>
                <draw:g>
                  <svg:desc>Hoja1.H2:Hoja1.H8</svg:desc>
                </draw:g>
              </table:table-cell>
              <table:table-cell office:value-type="float" office:value="19">
                <text:p>19</text:p>
                <draw:g>
                  <svg:desc>Hoja1.I2:Hoja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2055767504">
                <text:p>-0.1320557675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69443208697">
                <text:p>-0.08694432086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7027204599">
                <text:p>0.06470272045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087845408">
                <text:p>0.1550878454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4860687026">
                <text:p>0.254860687026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1.A2:Hoja1.B6" svg:x="0.32cm" svg:y="0.18cm" svg:width="11.106cm" svg:height="8.64cm">
          <chartooo:coordinate-region svg:x="1.127cm" svg:y="0.379cm" svg:width="9.9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6" chart:class="chart:scatter">
            <chart:domain table:cell-range-address="Hoja1.A2:Hoja1.A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555128184">
                <text:p>0.0702555128184</text:p>
                <draw:g>
                  <svg:desc>Hoja1.A2:Hoja1.A6</svg:desc>
                </draw:g>
              </table:table-cell>
              <table:table-cell office:value-type="float" office:value="20">
                <text:p>20</text:p>
                <draw:g>
                  <svg:desc>Hoja1.B2:Hoja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65589055">
                <text:p>0.1177655890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658375149">
                <text:p>0.204658375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840672867">
                <text:p>0.268406728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571649621">
                <text:p>0.32857164962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Hoja1.H26:Hoja1.I32" svg:x="0.32cm" svg:y="0.18cm" svg:width="11.238cm" svg:height="8.64cm">
          <chartooo:coordinate-region svg:x="0.611cm" svg:y="0.379cm" svg:width="10.7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I26:Hoja1.I32" chart:class="chart:scatter">
            <chart:domain table:cell-range-address="Hoja1.H26:Hoja1.H32"/>
            <chart:regression-curve chart:style-name="ch7">
              <chart:equation chart:display-equation="true" chart:display-r-square="false" svg:x="6.189cm" svg:y="0.731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0559653105">
                <text:p>0.180559653105</text:p>
                <draw:g>
                  <svg:desc>Hoja1.H26:Hoja1.H32</svg:desc>
                </draw:g>
              </table:table-cell>
              <table:table-cell office:value-type="float" office:value="20">
                <text:p>20</text:p>
                <draw:g>
                  <svg:desc>Hoja1.I26:Hoja1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2684449273">
                <text:p>0.09826844492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3586632239">
                <text:p>0.03935866322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56903133859">
                <text:p>-0.05569031338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3817108089">
                <text:p>-0.1038171080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35700017032">
                <text:p>-0.135700017032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